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Arial" fo:font-size="10.5pt" style:font-size-asian="10.5pt" style:font-size-complex="10.5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.5pt" officeooo:rsid="0023fc4b" officeooo:paragraph-rsid="0023fc4b" style:font-size-asian="10.5pt" style:font-size-complex="10.5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0.5pt" fo:font-weight="bold" style:font-size-asian="10.5pt" style:font-weight-asian="bold" style:font-size-complex="10.5pt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Standard" style:list-style-name="L2">
      <style:paragraph-properties fo:line-height="100%" fo:text-align="start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Standard" style:list-style-name="L3">
      <style:paragraph-properties fo:line-height="100%" fo:text-align="start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Standard" style:list-style-name="L2">
      <style:paragraph-properties fo:line-height="100%" fo:text-align="start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.5pt" style:font-size-asian="10.5pt" style:font-size-complex="10.5pt"/>
    </style:style>
    <style:style style:name="T3" style:family="text">
      <style:text-properties style:font-name="Arial" fo:font-size="10.5pt" fo:font-style="italic" style:font-size-asian="10.5pt" style:font-style-asian="italic" style:font-size-complex="10.5pt"/>
    </style:style>
    <style:style style:name="T4" style:family="text">
      <style:text-properties style:font-name="Arial" fo:font-size="10.5pt" fo:font-weight="bold" style:font-size-asian="10.5pt" style:font-weight-asian="bold" style:font-size-complex="10.5pt"/>
    </style:style>
    <style:style style:name="T5" style:family="text">
      <style:text-properties officeooo:rsid="0022aed9"/>
    </style:style>
    <style:style style:name="T6" style:family="text">
      <style:text-properties officeooo:rsid="0023fc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Herança</text:p>
      <text:p text:style-name="P3"/>
      <text:p text:style-name="P1">Dada a seguinte situação:</text:p>
      <text:p text:style-name="P1"/>
      <text:p text:style-name="P1"><text:tab/>Um banco deseja controlar os dados de todos os tipos de pessoas que se relacionam com os seus sistemas, tanto <text:span text:style-name="T1">funcionários </text:span>quanto <text:span text:style-name="T1">clientes</text:span>. Para isso, foram levantadas algumas informações sobre características de cada tipo de <text:span text:style-name="T1">pessoa</text:span>.</text:p>
      <text:p text:style-name="P1"/>
      <text:list xml:id="list1154275780" text:style-name="L1">
        <text:list-item>
          <text:p text:style-name="P4">Um caixa de banco é um funcionário e tem como características: nome, telefone, matricula, salário, horário;</text:p>
        </text:list-item>
        <text:list-item>
          <text:p text:style-name="P4">Um gerente é um funcionário e tem como características: nome, telefone, matrícula, salário,<text:span text:style-name="T5"> <text:s/></text:span>bonificação <text:span text:style-name="T6">(fixa mensal) e um tipo (PF para gerente de pessoa física ou PJ para jurídica)</text:span>;</text:p>
        </text:list-item>
        <text:list-item>
          <text:p text:style-name="P4">Um cliente tem como características: nome, telefone, idade, cpf, status (“A” – ativo, “I” - inativo)</text:p>
          <text:p text:style-name="P4"/>
        </text:list-item>
      </text:list>
      <text:p text:style-name="P1">1 - Escreva as classes, com seus atributos, necessárias para representar o enunciado usando o</text:p>
      <text:p text:style-name="P1">conceito de herança e as boas práticas (atributos pr<text:span text:style-name="T6">otegidos</text:span> e métodos públicos).</text:p>
      <text:p text:style-name="P1"/>
      <text:p text:style-name="P1">2 – Escreva os métodos das classes de acordo com os seguintes requisitos:</text:p>
      <text:p text:style-name="P1">Todos os funcionários do banco podem ter aumento de salário sendo que este é aplicado</text:p>
      <text:p text:style-name="P1">através da chamada de um método que recebe um percentual e atualiza o salário somando o</text:p>
      <text:p text:style-name="P1">salário atual com esse percentual;</text:p>
      <text:p text:style-name="P1"/>
      <text:list xml:id="list2257587989" text:style-name="L2">
        <text:list-item>
          <text:p text:style-name="P5">Todo os funcionários devem ter um método que retorna o total de recebimento anual do funcionário sendo que os gerentes recebem, além do salário, a bonificação mensal;</text:p>
        </text:list-item>
        <text:list-item>
          <text:p text:style-name="P5">Todo funcionário, ao ser criado, deve ter obrigatoriamente a matrícula e o nome;</text:p>
        </text:list-item>
        <text:list-item>
          <text:p text:style-name="P5">Para a criação de um cliente devem ser informados todos os dados e o status inicial de criação é sempre ativo (criação de construtor);</text:p>
        </text:list-item>
        <text:list-item>
          <text:p text:style-name="P7"><text:span text:style-name="T2">Também é possível desativar um cliente invocando um método chamado </text:span><text:span text:style-name="T3">desativar </text:span><text:span text:style-name="T2">que verifica se o cliente está ativo e troca o seu estado para inativo;</text:span></text:p>
        </text:list-item>
        <text:list-item>
          <text:p text:style-name="P5">O cliente deve ter um método para mostrar seus dados concatenados com a informação se ativo ou inativo;</text:p>
          <text:list>
            <text:list-item>
              <text:p text:style-name="P5">ex: “Maria – Tel:2345-6697 – idade: 20 anos – cpf: 8889989898 - ativo”</text:p>
            </text:list-item>
          </text:list>
        </text:list-item>
        <text:list-item>
          <text:p text:style-name="P7"><text:span text:style-name="T2">Todas as classes devem ter os métodos </text:span><text:span text:style-name="T4">gets </text:span><text:span text:style-name="T2">e </text:span><text:span text:style-name="T4">sets </text:span><text:span text:style-name="T2">necessários.</text:span></text:p>
          <text:p text:style-name="P5"/>
        </text:list-item>
      </text:list>
      <text:p text:style-name="P1">3 - Escrever uma classe de Cadastro para instanciar tipos de pessoas diferentes:</text:p>
      <text:p text:style-name="P1"/>
      <text:list xml:id="list3241659479" text:style-name="L3">
        <text:list-item>
          <text:p text:style-name="P6">criar um funcionário caixa;</text:p>
        </text:list-item>
        <text:list-item>
          <text:p text:style-name="P6">configurar seu horário, telefone e salário;</text:p>
        </text:list-item>
        <text:list-item>
          <text:p text:style-name="P6">aumentar o salário com um percentual de 10%;</text:p>
        </text:list-item>
        <text:list-item>
          <text:p text:style-name="P6">mostrar os dados do funcionário e o recebimento anual;</text:p>
        </text:list-item>
        <text:list-item>
          <text:p text:style-name="P6">criar um funcionário gerente;</text:p>
        </text:list-item>
        <text:list-item>
          <text:p text:style-name="P6">configurar telefone, salário, bonificação e tipo;</text:p>
        </text:list-item>
        <text:list-item>
          <text:p text:style-name="P6">aumentar o salário em 20%;</text:p>
        </text:list-item>
        <text:list-item>
          <text:p text:style-name="P6">mostrar os dados do funcionário e o recebimento anual;</text:p>
        </text:list-item>
        <text:list-item>
          <text:p text:style-name="P6">criar 3 instâncias de cliente : cliente1, cliente2, cliente3;</text:p>
        </text:list-item>
        <text:list-item>
          <text:p text:style-name="P6">desativar um dos clientes usando o método criado anteriormente;</text:p>
        </text:list-item>
        <text:list-item>
          <text:p text:style-name="P6">mostrar seus dados através do método criado para mostrar os dados do cliente;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08:06:08.981000000</meta:creation-date>
    <dc:date>2018-04-02T08:06:14.485000000</dc:date>
    <meta:editing-duration>PT1M40S</meta:editing-duration>
    <meta:editing-cycles>8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33" meta:word-count="423" meta:character-count="2514" meta:non-whitespace-character-count="2138"/>
  </office:meta>
</office:document-meta>
</file>